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98in"/>
    </style:style>
    <style:style style:name="co3" style:family="table-column">
      <style:table-column-properties fo:break-before="auto" style:column-width="2.1783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ff9999"/>
    </style:style>
  </office:automatic-styles>
  <office:body>
    <office:spreadsheet>
      <table:table table:name="Sheet1" table:style-name="ta1" table:print="false">
        <table:table-column table:style-name="co2" table:number-columns-repeated="17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style-name="ce3" office:value-type="string">
            <text:p>Initial stack pointer = 0x40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1]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[4]</text:p>
          </table:table-cell>
          <table:table-cell table:style-name="ce2" table:number-columns-repeated="2"/>
          <table:table-cell table:number-columns-repeated="4"/>
          <table:table-cell table:style-name="ce2" table:number-columns-repeated="3"/>
          <table:table-cell table:number-columns-repeated="3"/>
          <table:table-cell office:value-type="string">
            <text:p>1 – game state</text:p>
          </table:table-cell>
          <table:table-cell office:value-type="string">
            <text:p>2 – is there non-zero byte in env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8" table:number-rows-spanned="1">
            <text:p>Birth conditions</text:p>
          </table:table-cell>
          <table:covered-table-cell table:number-columns-repeated="7"/>
          <table:table-cell office:value-type="string" table:number-columns-spanned="8" table:number-rows-spanned="1">
            <text:p>Death conditions</text:p>
          </table:table-cell>
          <table:covered-table-cell/>
          <table:covered-table-cell table:number-columns-repeated="3" table:style-name="ce2"/>
          <table:covered-table-cell table:number-columns-repeated="3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16" table:number-rows-spanned="8">
            <text:p>Previous field data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A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B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C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D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E</text:p>
          </table:table-cell>
          <table:covered-table-cell table:number-columns-repeated="16"/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string" table:number-columns-spanned="16" table:number-rows-spanned="1">
            <text:p>I/O regs.</text:p>
          </table:table-cell>
          <table:covered-table-cell table:number-columns-repeated="15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4">05/04/2023</text:date>, <text:time>12:3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40S</meta:editing-duration>
    <meta:editing-cycles>4</meta:editing-cycles>
    <meta:generator>OpenOffice/4.1.11$Win32 OpenOffice.org_project/4111m1$Build-9808</meta:generator>
    <dc:date>2023-05-04T12:33:04.64</dc:date>
    <dc:creator>Кирилл Козлов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